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B189669E5DB542878AF09ABAF9AD3F6E.png" manifest:media-type="image/png"/>
  <manifest:file-entry manifest:full-path="Pictures/407C45AF6E964E2B9AD7AA9F16D7E595.png" manifest:media-type="image/png"/>
  <manifest:file-entry manifest:full-path="Pictures/8F6423E40FFB44EE9F5EB98D4817BAF2.png" manifest:media-type="image/png"/>
  <manifest:file-entry manifest:full-path="Pictures/FFF726000B724ACC92EFCE5738940460.png" manifest:media-type="image/png"/>
  <manifest:file-entry manifest:full-path="Pictures/A06DE75AB6AB4D3E81CFFCC4AD03F785.png" manifest:media-type="image/png"/>
  <manifest:file-entry manifest:full-path="Pictures/BF105A32DE544187883757AB6150EE4F.png" manifest:media-type="image/png"/>
  <manifest:file-entry manifest:full-path="Pictures/C4D99BFB21984E30A3CD5A2B00688C99.png" manifest:media-type="image/png"/>
  <manifest:file-entry manifest:full-path="Pictures/E2ED6793D39C4BBB8D96C590AD15788E.png" manifest:media-type="image/png"/>
  <manifest:file-entry manifest:full-path="Pictures/985E8C26CC784232B2072974E5EC8DA4.png" manifest:media-type="image/png"/>
  <manifest:file-entry manifest:full-path="Pictures/72341EC9092540BF880041B6F7EFD33C.png" manifest:media-type="image/png"/>
  <manifest:file-entry manifest:full-path="Pictures/37F45A26D63B4A0F948AE2855C0516EA.png" manifest:media-type="image/png"/>
  <manifest:file-entry manifest:full-path="Pictures/E1C2AB08A332483483D63D1E956A664E.png" manifest:media-type="image/png"/>
  <manifest:file-entry manifest:full-path="Pictures/3228FA6A28054622918ED1773138DE2A.png" manifest:media-type="image/png"/>
  <manifest:file-entry manifest:full-path="Pictures/46FFC507310149D4B36D55C212884546.png" manifest:media-type="image/png"/>
  <manifest:file-entry manifest:full-path="Pictures/06AD7313EB8E481CA2B1A4F9B07AAD20.png" manifest:media-type="image/png"/>
  <manifest:file-entry manifest:full-path="Pictures/A38A5FD02FF3422D9C074B59DB184D18.png" manifest:media-type="image/png"/>
  <manifest:file-entry manifest:full-path="Pictures/ECB1DBDDBFF64F98BB4E9D744397B0E7.png" manifest:media-type="image/png"/>
  <manifest:file-entry manifest:full-path="Pictures/77A9454115C74A34814882328FD5E7B3.png" manifest:media-type="image/png"/>
  <manifest:file-entry manifest:full-path="Pictures/1AFBEDA711DE4D9D8C4BCB3075F6632F.png" manifest:media-type="image/png"/>
  <manifest:file-entry manifest:full-path="Pictures/48A5748A46E24DA898044AE4357730EF.png" manifest:media-type="image/png"/>
  <manifest:file-entry manifest:full-path="Pictures/C6344BE39032492CA95263E49217F607.png" manifest:media-type="image/png"/>
  <manifest:file-entry manifest:full-path="Pictures/E2DA581780334BF2B286E005E2CE528D.png" manifest:media-type="image/png"/>
  <manifest:file-entry manifest:full-path="Pictures/A82711C002C049F99BBDD51AFFDBF417.png" manifest:media-type="image/png"/>
  <manifest:file-entry manifest:full-path="Pictures/BF7303E77D934DB48F4E7A72A906C289.png" manifest:media-type="image/png"/>
  <manifest:file-entry manifest:full-path="Pictures/50A92453662C45D484CA36E6061A6DB0.png" manifest:media-type="image/png"/>
  <manifest:file-entry manifest:full-path="Pictures/325E7E5C793A4F2E90103E829B6716D2.png" manifest:media-type="image/png"/>
  <manifest:file-entry manifest:full-path="Pictures/F1EB6264B5B349568465EA2F6C9363B6.png" manifest:media-type="image/png"/>
  <manifest:file-entry manifest:full-path="Pictures/A97B62645BDC48FEB25CCAC1467007B3.png" manifest:media-type="image/png"/>
  <manifest:file-entry manifest:full-path="Pictures/41A113BC50754FAF99B872109E8E96EB.png" manifest:media-type="image/png"/>
  <manifest:file-entry manifest:full-path="Pictures/1BEF36F8D622427DBDC6FA4EA650CA0F.png" manifest:media-type="image/png"/>
  <manifest:file-entry manifest:full-path="Pictures/44691C53071C436193A6D5B9614FC89D.png" manifest:media-type="image/png"/>
  <manifest:file-entry manifest:full-path="Pictures/D645584E449340E1B19884853692F454.png" manifest:media-type="image/png"/>
  <manifest:file-entry manifest:full-path="Pictures/58A49DF0619F4789B7AC3E649B1304B4.png" manifest:media-type="image/png"/>
  <manifest:file-entry manifest:full-path="Pictures/1820E6062E8C4B07BAA00C952B8B4C57.png" manifest:media-type="image/png"/>
  <manifest:file-entry manifest:full-path="Pictures/0EB132EEF2D1457493B2D3B53CFA38F3.png" manifest:media-type="image/png"/>
  <manifest:file-entry manifest:full-path="Pictures/40EBC8CCAC2846E3B284A084C35E2148.png" manifest:media-type="image/png"/>
  <manifest:file-entry manifest:full-path="Pictures/795B3FF1F30A41309F55AFAE3E75752E.png" manifest:media-type="image/png"/>
  <manifest:file-entry manifest:full-path="Pictures/2B0F8CE7ED584C179FFF40325687EE44.png" manifest:media-type="image/png"/>
  <manifest:file-entry manifest:full-path="Pictures/D1E26BD683DC48698471BDD072121512.png" manifest:media-type="image/png"/>
  <manifest:file-entry manifest:full-path="Pictures/C7339DF7B0DA4EF0BEEA02198C45A2FA.png" manifest:media-type="image/png"/>
  <manifest:file-entry manifest:full-path="Pictures/D26B5140B2AB41F6962DBF29570117C3.png" manifest:media-type="image/png"/>
  <manifest:file-entry manifest:full-path="Pictures/68F37097C7FD427CA58F2919B67A5410.png" manifest:media-type="image/png"/>
  <manifest:file-entry manifest:full-path="Pictures/7EC39C4C3BDF4BD49EF6808288EF5A61.png" manifest:media-type="image/png"/>
  <manifest:file-entry manifest:full-path="Pictures/A48776BA788843EA81444BF4ACBED39A.png" manifest:media-type="image/png"/>
  <manifest:file-entry manifest:full-path="Pictures/24A3A5B72C5C4D129A29BBDF27C6C5DF.png" manifest:media-type="image/png"/>
  <manifest:file-entry manifest:full-path="Pictures/E5ACE9446226476AB3158EA5EAF9F2EB.png" manifest:media-type="image/png"/>
  <manifest:file-entry manifest:full-path="Pictures/383BEF54D0FF4751AB63C513850E8770.png" manifest:media-type="image/png"/>
  <manifest:file-entry manifest:full-path="Pictures/3221AA552F494899B3116F79AC42BAFF.png" manifest:media-type="image/png"/>
  <manifest:file-entry manifest:full-path="Pictures/9F98D1860CBA47BEAF8F106627A0187E.png" manifest:media-type="image/png"/>
  <manifest:file-entry manifest:full-path="Pictures/9FBEBC52192D48328ADD56A3E23F7BF6.png" manifest:media-type="image/png"/>
  <manifest:file-entry manifest:full-path="Pictures/7D9C6DC4D53A43BB87A52051373E7334.png" manifest:media-type="image/png"/>
  <manifest:file-entry manifest:full-path="Pictures/50155DD56CE943168A0D35C43940F6C0.png" manifest:media-type="image/png"/>
  <manifest:file-entry manifest:full-path="Pictures/8E9F4FD0225141F08A4B9306AFCE8571.png" manifest:media-type="image/png"/>
  <manifest:file-entry manifest:full-path="Pictures/646863D3D9144D28A6DE4B5C17E7803A.png" manifest:media-type="image/png"/>
  <manifest:file-entry manifest:full-path="Pictures/FB35EA2984474450ADADB3552A6FD4D3.png" manifest:media-type="image/png"/>
  <manifest:file-entry manifest:full-path="Pictures/451B353E3E5F4D44B954AE24E2FAF7FA.png" manifest:media-type="image/png"/>
  <manifest:file-entry manifest:full-path="Pictures/1AF9D987988A475EB852B14D897F18F4.png" manifest:media-type="image/png"/>
  <manifest:file-entry manifest:full-path="Pictures/758C0323DEA1483C9D0E82630C4F28E8.png" manifest:media-type="image/png"/>
  <manifest:file-entry manifest:full-path="Pictures/36E0EDC465414C14AEE87AAED40B5E66.png" manifest:media-type="image/png"/>
  <manifest:file-entry manifest:full-path="Pictures/195CC8EAA7F143AF8DB63067A9F81E79.png" manifest:media-type="image/png"/>
  <manifest:file-entry manifest:full-path="Pictures/8865E24E93064F9B9445D36466A06B8D.png" manifest:media-type="image/png"/>
  <manifest:file-entry manifest:full-path="Pictures/C37323644BFE41A7AFF80FC097C973E3.png" manifest:media-type="image/png"/>
  <manifest:file-entry manifest:full-path="Pictures/783A317296F9400B81DD9AFF08619F15.png" manifest:media-type="image/png"/>
  <manifest:file-entry manifest:full-path="Pictures/DFED102B5B734FADA4CAAE4986875B79.png" manifest:media-type="image/png"/>
  <manifest:file-entry manifest:full-path="Pictures/D3046C91B463417F90EB191D81EB0BCB.png" manifest:media-type="image/png"/>
  <manifest:file-entry manifest:full-path="Pictures/7CACCFB89CB046D8B97F30563FFB6EAF.png" manifest:media-type="image/png"/>
  <manifest:file-entry manifest:full-path="Pictures/8E37ACD1EC534AB6BB99381E152B31F3.png" manifest:media-type="image/png"/>
  <manifest:file-entry manifest:full-path="Pictures/8D027CAC474F4946997E443C8AC3124A.png" manifest:media-type="image/png"/>
  <manifest:file-entry manifest:full-path="Pictures/6571095F3ABA4D449B06B13D85554CEA.png" manifest:media-type="image/png"/>
  <manifest:file-entry manifest:full-path="Pictures/F6856481DF2B4685B7564CA98398484E.png" manifest:media-type="image/png"/>
  <manifest:file-entry manifest:full-path="Pictures/E9BFA6DEDE9C45E3B3806D2485D310A7.png" manifest:media-type="image/png"/>
  <manifest:file-entry manifest:full-path="Pictures/D5ECFC987EE84C07873C1A76C47E8763.png" manifest:media-type="image/png"/>
  <manifest:file-entry manifest:full-path="Pictures/335B9B66CDE14405B45E3F065E737213.png" manifest:media-type="image/png"/>
  <manifest:file-entry manifest:full-path="Pictures/6C50F230C87E40C7A8D5535DCE4E7C4E.png" manifest:media-type="image/png"/>
  <manifest:file-entry manifest:full-path="Pictures/A384E468672D4A2889D2BE2513988627.png" manifest:media-type="image/png"/>
  <manifest:file-entry manifest:full-path="Pictures/A3A9F37D41C747B6AD92334D7DB69D47.png" manifest:media-type="image/png"/>
  <manifest:file-entry manifest:full-path="Pictures/7FA9A4FF1A9046508C6B5D4A58E7CC81.png" manifest:media-type="image/png"/>
  <manifest:file-entry manifest:full-path="Pictures/176CF22ACC044D21B8D89D190236B143.png" manifest:media-type="image/png"/>
  <manifest:file-entry manifest:full-path="Pictures/2A65F14A4B9A4D82B190FF2428082B10.png" manifest:media-type="image/png"/>
  <manifest:file-entry manifest:full-path="Pictures/7489F13A195B42FBB2526F367A622C6F.png" manifest:media-type="image/png"/>
  <manifest:file-entry manifest:full-path="Pictures/4A0FE4C1F3AE45F9A62499F28B97FF2C.png" manifest:media-type="image/png"/>
  <manifest:file-entry manifest:full-path="Pictures/E477BC120AEF40A9893020CDC565488C.png" manifest:media-type="image/png"/>
  <manifest:file-entry manifest:full-path="Pictures/3FF7AFF3135C4A39A146209056681FC8.png" manifest:media-type="image/png"/>
  <manifest:file-entry manifest:full-path="Pictures/EF6B84018BBC4778BFF809FB42414836.png" manifest:media-type="image/png"/>
  <manifest:file-entry manifest:full-path="Pictures/17A1BFFDD45C4E77BC854C6CBC1BC6CA.png" manifest:media-type="image/png"/>
  <manifest:file-entry manifest:full-path="Pictures/1F6E7B6DB8B74205A012104A6C30F9EE.png" manifest:media-type="image/png"/>
  <manifest:file-entry manifest:full-path="Pictures/56A7C9A82FE34F729260F1536D3ADDBF.png" manifest:media-type="image/png"/>
  <manifest:file-entry manifest:full-path="Pictures/7369C339FCEA46FA84BDAA3E0D7863A5.png" manifest:media-type="image/png"/>
  <manifest:file-entry manifest:full-path="Pictures/D368183556E1427C9C3B90C807CF7DA8.png" manifest:media-type="image/png"/>
  <manifest:file-entry manifest:full-path="Pictures/61B17F93AEBB4ABC86E4B1EE7013C484.png" manifest:media-type="image/png"/>
  <manifest:file-entry manifest:full-path="Pictures/4C6DDE86FAAE40FE9C0537143CC590CF.png" manifest:media-type="image/png"/>
  <manifest:file-entry manifest:full-path="Pictures/C9BCB0E7087444CAB96F7D5D46A9A37D.png" manifest:media-type="image/png"/>
  <manifest:file-entry manifest:full-path="Pictures/BB6C6F82F64D4E6FB99F187B19F88B59.png" manifest:media-type="image/png"/>
  <manifest:file-entry manifest:full-path="Pictures/669A967143C34286852B7E9A4E673109.png" manifest:media-type="image/png"/>
  <manifest:file-entry manifest:full-path="Pictures/4AA7BB5597CA47DDB5FF19F6A21AD27C.png" manifest:media-type="image/png"/>
  <manifest:file-entry manifest:full-path="Pictures/D347446B1BAE458FA458E7DAADDD0B4C.png" manifest:media-type="image/png"/>
  <manifest:file-entry manifest:full-path="Pictures/BBC44FF3F9044FC2AC1C18668EDF5A01.png" manifest:media-type="image/png"/>
  <manifest:file-entry manifest:full-path="Pictures/2D4AFD1C1C484873AEC413D8BFB42175.png" manifest:media-type="image/png"/>
  <manifest:file-entry manifest:full-path="Pictures/1BC741DF03EB4DBE8F54096176765D5E.png" manifest:media-type="image/png"/>
  <manifest:file-entry manifest:full-path="Pictures/1E10800E21DC4345BD0590B7BC2566C7.png" manifest:media-type="image/png"/>
  <manifest:file-entry manifest:full-path="Pictures/962C2F044EC64F65B7C1625DAA29A03F.png" manifest:media-type="image/png"/>
  <manifest:file-entry manifest:full-path="Pictures/45A76D46A21F4FDD8A6BA7F3372AC5B0.png" manifest:media-type="image/png"/>
  <manifest:file-entry manifest:full-path="Pictures/15BD23D088C8426093279571230E95EB.png" manifest:media-type="image/png"/>
  <manifest:file-entry manifest:full-path="Pictures/DCA6C4E68F864FC5853E4D28123FB1E4.png" manifest:media-type="image/png"/>
  <manifest:file-entry manifest:full-path="Pictures/A8D7D70A8AD54FC5A82ED55709D3329D.png" manifest:media-type="image/png"/>
  <manifest:file-entry manifest:full-path="Pictures/48CD8AFC26D944CA8B83AEF6BACBCAEF.png" manifest:media-type="image/png"/>
  <manifest:file-entry manifest:full-path="Pictures/8E00E1C7B3B1403CB5DB68F760F0237C.png" manifest:media-type="image/png"/>
  <manifest:file-entry manifest:full-path="Pictures/3A5DBDC5D8654EFBB119A2C1CF5B4089.png" manifest:media-type="image/png"/>
  <manifest:file-entry manifest:full-path="Pictures/6A3EA4AE12EF48F391A821A7E92573DD.png" manifest:media-type="image/png"/>
  <manifest:file-entry manifest:full-path="Pictures/190F115AC79D4040975813D8461FA5F6.png" manifest:media-type="image/png"/>
  <manifest:file-entry manifest:full-path="Pictures/E14DCAD206C34EED9CCE897DD0ED9794.png" manifest:media-type="image/png"/>
  <manifest:file-entry manifest:full-path="Pictures/5D3E3F50A92F44B8AAC046BEBDDAAF2A.png" manifest:media-type="image/png"/>
  <manifest:file-entry manifest:full-path="Pictures/B80CBC90198F483C86A007119D48234A.png" manifest:media-type="image/png"/>
  <manifest:file-entry manifest:full-path="Pictures/DC4F66D0A57044A0B8FEFE1C7CCBEE4C.png" manifest:media-type="image/png"/>
  <manifest:file-entry manifest:full-path="Pictures/6AD1C49A1AD54E7CA39E5D8B103A7833.png" manifest:media-type="image/png"/>
  <manifest:file-entry manifest:full-path="Pictures/3F3BC664EF044E1C8E921C03ADD1D62E.png" manifest:media-type="image/png"/>
  <manifest:file-entry manifest:full-path="Pictures/5BF74799235948D6B4F4CEFB79FC7CEE.png" manifest:media-type="image/png"/>
  <manifest:file-entry manifest:full-path="Pictures/5988F98E102240CEABDF0EB416E4BE07.png" manifest:media-type="image/png"/>
  <manifest:file-entry manifest:full-path="Pictures/CE6F82E35BFA42F48954D27EC39107F4.png" manifest:media-type="image/png"/>
  <manifest:file-entry manifest:full-path="Pictures/8D00BF7FD3244ECAA5F3C6132369F5FE.png" manifest:media-type="image/png"/>
  <manifest:file-entry manifest:full-path="Pictures/2536355E0172410B90183B7C1E0AC183.png" manifest:media-type="image/png"/>
  <manifest:file-entry manifest:full-path="Pictures/EE52797C97D54283A3CDC3FFB35E9E9D.png" manifest:media-type="image/png"/>
  <manifest:file-entry manifest:full-path="Pictures/77CE64BDC9434455A4F0DD39FADCCDA8.png" manifest:media-type="image/png"/>
  <manifest:file-entry manifest:full-path="Pictures/162308F5863941A9B4153B168DE743B5.png" manifest:media-type="image/png"/>
  <manifest:file-entry manifest:full-path="Pictures/C271A20F6D4F451D841458D43A394D30.png" manifest:media-type="image/png"/>
  <manifest:file-entry manifest:full-path="Pictures/A77DB0FD60DC4B63B36FCC96C0BA5577.png" manifest:media-type="image/png"/>
  <manifest:file-entry manifest:full-path="Pictures/608B45F82A0846BAA9791867F25C743A.png" manifest:media-type="image/png"/>
  <manifest:file-entry manifest:full-path="Pictures/2F16FB638F3D4B81BA8104D00A18AF20.png" manifest:media-type="image/png"/>
  <manifest:file-entry manifest:full-path="Pictures/233E8C4F78F044C0B8EFD1BE32B7F4BA.png" manifest:media-type="image/png"/>
  <manifest:file-entry manifest:full-path="Pictures/BAD864245E724337B9816725B25565B2.png" manifest:media-type="image/png"/>
  <manifest:file-entry manifest:full-path="Pictures/CE4A8B1FCCC948F482426C81DC106BD9.png" manifest:media-type="image/png"/>
  <manifest:file-entry manifest:full-path="Pictures/9E1202A0C7CD4F55ADDAA42A67184039.png" manifest:media-type="image/png"/>
  <manifest:file-entry manifest:full-path="Pictures/A40ECCF33F2B46DAA75172FC897EDC0B.png" manifest:media-type="image/png"/>
  <manifest:file-entry manifest:full-path="Pictures/791984678EFC492DB64BC44E39BCB8EA.png" manifest:media-type="image/png"/>
  <manifest:file-entry manifest:full-path="Pictures/E644F35B64864606A87F4E20041F1AB6.png" manifest:media-type="image/png"/>
  <manifest:file-entry manifest:full-path="Pictures/EDBD807D0F7942A9A8A467084E044E02.png" manifest:media-type="image/png"/>
  <manifest:file-entry manifest:full-path="Pictures/66BA5A822F914B20A914EDDCB6A16257.png" manifest:media-type="image/png"/>
  <manifest:file-entry manifest:full-path="Pictures/1688C45FD43E485DAD39FC2175420ED6.png" manifest:media-type="image/png"/>
  <manifest:file-entry manifest:full-path="Pictures/94B39335BFC8457087DCC9E304B83DEB.png" manifest:media-type="image/png"/>
  <manifest:file-entry manifest:full-path="Pictures/F91B93C33B4343DFB7E9B71FA62505DD.png" manifest:media-type="image/png"/>
  <manifest:file-entry manifest:full-path="Pictures/DDD4DC69921342508C5DB8499E9D79C7.png" manifest:media-type="image/png"/>
  <manifest:file-entry manifest:full-path="Pictures/D66B27DAE3814C84AF6DBA3D6B812455.png" manifest:media-type="image/png"/>
  <manifest:file-entry manifest:full-path="Pictures/CA9913DE21AE41888B4D286827BD9F3E.png" manifest:media-type="image/png"/>
  <manifest:file-entry manifest:full-path="Pictures/4BACCF008E2342FFB9137D9D9F0DF831.png" manifest:media-type="image/png"/>
  <manifest:file-entry manifest:full-path="Pictures/8B1C84B2764D4766B2552023CF021086.png" manifest:media-type="image/png"/>
  <manifest:file-entry manifest:full-path="Pictures/B956A56182754B74B8F3BF15F4E5D6C0.png" manifest:media-type="image/png"/>
  <manifest:file-entry manifest:full-path="Pictures/D9862E83BF23456B89B6B4AA0D0EC3D0.png" manifest:media-type="image/png"/>
  <manifest:file-entry manifest:full-path="Pictures/367DB0FBFC7E43679F16BF88E45C726B.png" manifest:media-type="image/png"/>
  <manifest:file-entry manifest:full-path="Pictures/EDEB457A1F1E4D1D9A007F506C137DD7.png" manifest:media-type="image/png"/>
  <manifest:file-entry manifest:full-path="Pictures/C1845663FF8C46EAB7A7FEBF2487A3B9.png" manifest:media-type="image/png"/>
  <manifest:file-entry manifest:full-path="Pictures/6F7BC08FDD67405EA2D9BFD6DB7930DE.png" manifest:media-type="image/png"/>
  <manifest:file-entry manifest:full-path="Pictures/B24374AF6F4E4ACBBC78B6CE36882935.png" manifest:media-type="image/png"/>
  <manifest:file-entry manifest:full-path="Pictures/E26414481F2141C39E025C204B1F5425.png" manifest:media-type="image/png"/>
  <manifest:file-entry manifest:full-path="Pictures/07CA58E1F89F4E99AECA5D14DBF16A51.png" manifest:media-type="image/png"/>
  <manifest:file-entry manifest:full-path="Pictures/980F6403F0A84B32A780F2720BBFD19A.png" manifest:media-type="image/png"/>
  <manifest:file-entry manifest:full-path="Pictures/D2AED2ACE53A44B9A429F83FCB16297B.png" manifest:media-type="image/png"/>
  <manifest:file-entry manifest:full-path="Pictures/B8EB887669F246A1A4F2C5332DA35E80.png" manifest:media-type="image/png"/>
  <manifest:file-entry manifest:full-path="Pictures/892979A929D3404E9E575E66121108F5.png" manifest:media-type="image/png"/>
  <manifest:file-entry manifest:full-path="Pictures/112A702C688949789F314B633DB3DE1A.png" manifest:media-type="image/png"/>
  <manifest:file-entry manifest:full-path="Pictures/459A374FE9CB4CEAB8605036F4890DF0.png" manifest:media-type="image/png"/>
  <manifest:file-entry manifest:full-path="Pictures/A0021ADF009D43E5B18D9968096D43C1.png" manifest:media-type="image/png"/>
  <manifest:file-entry manifest:full-path="Pictures/F4FE6543BEA34CEB84208AFB6A1218EA.png" manifest:media-type="image/png"/>
  <manifest:file-entry manifest:full-path="Pictures/997A42934F7D435B95DEA9D80F51533F.png" manifest:media-type="image/png"/>
  <manifest:file-entry manifest:full-path="Pictures/102B4EB7E22040B19AAF81562DF49EFD.png" manifest:media-type="image/png"/>
  <manifest:file-entry manifest:full-path="Pictures/A0E5981A43824D97A8188D977C105E37.png" manifest:media-type="image/png"/>
  <manifest:file-entry manifest:full-path="Pictures/2741B65F64124F9184D6210EC9EE7197.png" manifest:media-type="image/png"/>
  <manifest:file-entry manifest:full-path="Pictures/628A7E703C074250AE20684E78BFA95D.png" manifest:media-type="image/png"/>
  <manifest:file-entry manifest:full-path="Pictures/869893043C5A45B0A1AF8581BD3350A6.png" manifest:media-type="image/png"/>
  <manifest:file-entry manifest:full-path="Pictures/776427B9CC904BC3AD5862782CA57D21.png" manifest:media-type="image/png"/>
  <manifest:file-entry manifest:full-path="Pictures/188BF1ACD00343A79F2C0F136EF45394.png" manifest:media-type="image/png"/>
  <manifest:file-entry manifest:full-path="Pictures/52F8B5D39A634AFCBFBD9ABEFEB5D8D8.png" manifest:media-type="image/png"/>
  <manifest:file-entry manifest:full-path="Pictures/3D62A7FBFB3F4C8FB8048ECD82D676FC.png" manifest:media-type="image/png"/>
  <manifest:file-entry manifest:full-path="Pictures/B8D7E451028747D28ED7CEE78F995206.png" manifest:media-type="image/png"/>
  <manifest:file-entry manifest:full-path="Pictures/C01579042C6F49E5999B583FD9B93227.png" manifest:media-type="image/png"/>
  <manifest:file-entry manifest:full-path="Pictures/66CF4D48C5814EAC858049D3EA817E43.png" manifest:media-type="image/png"/>
  <manifest:file-entry manifest:full-path="Pictures/51C37D18D2384680827441F70ADA5DCB.png" manifest:media-type="image/png"/>
  <manifest:file-entry manifest:full-path="Pictures/5B8A7022622F4D738B3CD6B2C5CDDB34.png" manifest:media-type="image/png"/>
  <manifest:file-entry manifest:full-path="Pictures/1B602C6C53074CE7AEE24E6009AC8245.png" manifest:media-type="image/png"/>
  <manifest:file-entry manifest:full-path="Pictures/93818C21ADD541AF993EAB361F8A2A56.png" manifest:media-type="image/png"/>
  <manifest:file-entry manifest:full-path="Pictures/08D7D219946E41038D594ACC15FA6066.png" manifest:media-type="image/png"/>
  <manifest:file-entry manifest:full-path="Pictures/6E8A285FEF2A48549F709E9E1A5B48B9.png" manifest:media-type="image/png"/>
  <manifest:file-entry manifest:full-path="Pictures/F546BF285A31468280EF404A71EED9A2.png" manifest:media-type="image/png"/>
  <manifest:file-entry manifest:full-path="Pictures/B7A187F5AB5F446AA13747B9D7D0C11F.png" manifest:media-type="image/png"/>
  <manifest:file-entry manifest:full-path="Pictures/DFDA79D7FFFD4388A83D2EE787B5AB59.png" manifest:media-type="image/png"/>
  <manifest:file-entry manifest:full-path="Pictures/626C57E716F24853B82BA604A7F6DF0B.png" manifest:media-type="image/png"/>
  <manifest:file-entry manifest:full-path="Pictures/1E62E18609B84375B2C8AE28B578AB79.png" manifest:media-type="image/png"/>
  <manifest:file-entry manifest:full-path="Pictures/74327C710EB1496C836ECF33AD39D487.png" manifest:media-type="image/png"/>
  <manifest:file-entry manifest:full-path="Pictures/56464510DF114D5587DDE28B359978CB.png" manifest:media-type="image/png"/>
  <manifest:file-entry manifest:full-path="Pictures/D0CF45D3462D48FF9BDBE81BEEBBDAA9.png" manifest:media-type="image/png"/>
  <manifest:file-entry manifest:full-path="Pictures/F75D457C2C4E40F4BDA3E31BFE2AD02C.png" manifest:media-type="image/png"/>
  <manifest:file-entry manifest:full-path="Pictures/7B742520E365482C9261028D9327A747.png" manifest:media-type="image/png"/>
  <manifest:file-entry manifest:full-path="Pictures/0AA637A4BD724499A41A8EDBDDD55371.png" manifest:media-type="image/png"/>
  <manifest:file-entry manifest:full-path="Pictures/A7E9CC2480C444F98C60B032D22A646D.png" manifest:media-type="image/png"/>
  <manifest:file-entry manifest:full-path="Pictures/54193867C74E414BACC5006CE86092E7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>
    <style:style style:name="Page4.8833333333333342.8333333333333335MasterPage" style:family="paragraph" style:master-page-name="Page4.8833333333333342.8333333333333335Master" style:display-name="Page4.8833333333333342.8333333333333335MasterPage">
      <style:paragraph-properties fo:break-before="page"/>
    </style:style>
  </office:automatic-styles>
  <office:body>
    <office:text>
      <text:p text:style-name="Page4.8833333333333342.8333333333333335MasterPage"><draw:frame draw:style-name="Photo" svg:x="2.3583333333333334in" svg:y="0.125in" svg:width="0.425in" svg:height="0.15833333333333333in" text:anchor-type="paragraph"><draw:image xlink:href="Pictures/B189669E5DB542878AF09ABAF9AD3F6E.png"/></draw:frame><draw:frame draw:style-name="Photo" svg:x="4.3in" svg:y="0.125in" svg:width="0.09166666666666666in" svg:height="0.14166666666666666in" text:anchor-type="paragraph"><draw:image xlink:href="Pictures/407C45AF6E964E2B9AD7AA9F16D7E595.png"/></draw:frame><draw:frame draw:style-name="Photo" svg:x="3.2083333333333335in" svg:y="0.125in" svg:width="0.375in" svg:height="0.14166666666666666in" text:anchor-type="paragraph"><draw:image xlink:href="Pictures/8F6423E40FFB44EE9F5EB98D4817BAF2.png"/></draw:frame><draw:frame draw:style-name="Photo" svg:x="1.1583333333333334in" svg:y="0.14166666666666666in" svg:width="0.1in" svg:height="0.125in" text:anchor-type="paragraph"><draw:image xlink:href="Pictures/FFF726000B724ACC92EFCE5738940460.png"/></draw:frame><draw:frame draw:style-name="Photo" svg:x="0.4083333333333333in" svg:y="0.14166666666666666in" svg:width="0.08333333333333333in" svg:height="0.125in" text:anchor-type="paragraph"><draw:image xlink:href="Pictures/A06DE75AB6AB4D3E81CFFCC4AD03F785.png"/></draw:frame><draw:frame draw:style-name="Photo" svg:x="1.3083333333333333in" svg:y="0.14166666666666666in" svg:width="0.08333333333333333in" svg:height="0.125in" text:anchor-type="paragraph"><draw:image xlink:href="Pictures/BF105A32DE544187883757AB6150EE4F.png"/></draw:frame><draw:frame draw:style-name="Photo" svg:x="2.225in" svg:y="0.14166666666666666in" svg:width="0.08333333333333333in" svg:height="0.125in" text:anchor-type="paragraph"><draw:image xlink:href="Pictures/C4D99BFB21984E30A3CD5A2B00688C99.png"/></draw:frame><draw:frame draw:style-name="Photo" svg:x="3.95in" svg:y="0.15833333333333333in" svg:width="0.06666666666666667in" svg:height="0.10833333333333334in" text:anchor-type="paragraph"><draw:image xlink:href="Pictures/E2ED6793D39C4BBB8D96C590AD15788E.png"/></draw:frame><draw:frame draw:style-name="Photo" svg:x="2.8333333333333335in" svg:y="0.15833333333333333in" svg:width="0.08333333333333333in" svg:height="0.125in" text:anchor-type="paragraph"><draw:image xlink:href="Pictures/985E8C26CC784232B2072974E5EC8DA4.png"/></draw:frame><draw:frame draw:style-name="Photo" svg:x="2.933333333333333in" svg:y="0.15833333333333333in" svg:width="0.08333333333333333in" svg:height="0.10833333333333334in" text:anchor-type="paragraph"><draw:image xlink:href="Pictures/72341EC9092540BF880041B6F7EFD33C.png"/></draw:frame><draw:frame draw:style-name="FrameStyle" svg:width="0.3in" svg:height="0.125in" svg:x="3.6333333333333333in" svg:y="0.15833333333333333in" text:anchor-type="paragraph"><draw:text-box><text:p text:style-name="boxSans8.00.00.00">юда</text:p></draw:text-box></draw:frame><draw:frame draw:style-name="Photo" svg:x="0.9083333333333333in" svg:y="0.15833333333333333in" svg:width="0.23333333333333334in" svg:height="0.10833333333333334in" text:anchor-type="paragraph"><draw:image xlink:href="Pictures/37F45A26D63B4A0F948AE2855C0516EA.png"/></draw:frame><draw:frame draw:style-name="Photo" svg:x="1.975in" svg:y="0.15833333333333333in" svg:width="0.23333333333333334in" svg:height="0.10833333333333334in" text:anchor-type="paragraph"><draw:image xlink:href="Pictures/E1C2AB08A332483483D63D1E956A664E.png"/></draw:frame><draw:frame draw:style-name="Photo" svg:x="0.5083333333333333in" svg:y="0.15833333333333333in" svg:width="0.2in" svg:height="0.10833333333333334in" text:anchor-type="paragraph"><draw:image xlink:href="Pictures/3228FA6A28054622918ED1773138DE2A.png"/></draw:frame><draw:frame draw:style-name="Photo" svg:x="0.725in" svg:y="0.15833333333333333in" svg:width="0.16666666666666666in" svg:height="0.10833333333333334in" text:anchor-type="paragraph"><draw:image xlink:href="Pictures/46FFC507310149D4B36D55C212884546.png"/></draw:frame><draw:frame draw:style-name="Photo" svg:x="4.033333333333333in" svg:y="0.15833333333333333in" svg:width="0.11666666666666667in" svg:height="0.10833333333333334in" text:anchor-type="paragraph"><draw:image xlink:href="Pictures/06AD7313EB8E481CA2B1A4F9B07AAD20.png"/></draw:frame><draw:frame draw:style-name="Photo" svg:x="3.066666666666667in" svg:y="0.15833333333333333in" svg:width="0.08333333333333333in" svg:height="0.125in" text:anchor-type="paragraph"><draw:image xlink:href="Pictures/A38A5FD02FF3422D9C074B59DB184D18.png"/></draw:frame><draw:frame draw:style-name="Photo" svg:x="4.466666666666667in" svg:y="0.15833333333333333in" svg:width="0.18333333333333332in" svg:height="0.10833333333333334in" text:anchor-type="paragraph"><draw:image xlink:href="Pictures/ECB1DBDDBFF64F98BB4E9D744397B0E7.png"/></draw:frame><draw:frame draw:style-name="Photo" svg:x="1.4083333333333334in" svg:y="0.15833333333333333in" svg:width="0.55in" svg:height="0.125in" text:anchor-type="paragraph"><draw:image xlink:href="Pictures/77A9454115C74A34814882328FD5E7B3.png"/></draw:frame><draw:frame draw:style-name="Photo" svg:x="4.166666666666667in" svg:y="0.15833333333333333in" svg:width="0.11666666666666667in" svg:height="0.10833333333333334in" text:anchor-type="paragraph"><draw:image xlink:href="Pictures/1AFBEDA711DE4D9D8C4BCB3075F6632F.png"/></draw:frame><draw:frame draw:style-name="Photo" svg:x="0.7666666666666667in" svg:y="0.3416666666666667in" svg:width="0.08333333333333333in" svg:height="0.14166666666666666in" text:anchor-type="paragraph"><draw:image xlink:href="Pictures/48A5748A46E24DA898044AE4357730EF.png"/></draw:frame><draw:frame draw:style-name="Photo" svg:x="3.341666666666667in" svg:y="0.375in" svg:width="0.1in" svg:height="0.09166666666666666in" text:anchor-type="paragraph"><draw:image xlink:href="Pictures/C6344BE39032492CA95263E49217F607.png"/></draw:frame><draw:frame draw:style-name="Photo" svg:x="3.8666666666666667in" svg:y="0.375in" svg:width="0.7833333333333333in" svg:height="0.125in" text:anchor-type="paragraph"><draw:image xlink:href="Pictures/E2DA581780334BF2B286E005E2CE528D.png"/></draw:frame><draw:frame draw:style-name="Photo" svg:x="0.5833333333333334in" svg:y="0.375in" svg:width="0.08333333333333333in" svg:height="0.09166666666666666in" text:anchor-type="paragraph"><draw:image xlink:href="Pictures/A82711C002C049F99BBDD51AFFDBF417.png"/></draw:frame><draw:frame draw:style-name="Photo" svg:x="2.425in" svg:y="0.375in" svg:width="0.1in" svg:height="0.09166666666666666in" text:anchor-type="paragraph"><draw:image xlink:href="Pictures/BF7303E77D934DB48F4E7A72A906C289.png"/></draw:frame><draw:frame draw:style-name="Photo" svg:x="1.175in" svg:y="0.375in" svg:width="0.1in" svg:height="0.10833333333333334in" text:anchor-type="paragraph"><draw:image xlink:href="Pictures/50A92453662C45D484CA36E6061A6DB0.png"/></draw:frame><draw:frame draw:style-name="FrameStyle" svg:width="0.18333333333333332in" svg:height="0.14166666666666666in" svg:x="1.3833333333333333in" svg:y="0.375in" text:anchor-type="paragraph"><draw:text-box><text:p text:style-name="boxSans10.00.00.00">СР</text:p></draw:text-box></draw:frame><draw:frame draw:style-name="Photo" svg:x="0.3416666666666667in" svg:y="0.375in" svg:width="0.08333333333333333in" svg:height="0.10833333333333334in" text:anchor-type="paragraph"><draw:image xlink:href="Pictures/325E7E5C793A4F2E90103E829B6716D2.png"/></draw:frame><draw:frame draw:style-name="Photo" svg:x="1.5833333333333333in" svg:y="0.375in" svg:width="0.2833333333333333in" svg:height="0.10833333333333334in" text:anchor-type="paragraph"><draw:image xlink:href="Pictures/F1EB6264B5B349568465EA2F6C9363B6.png"/></draw:frame><draw:frame draw:style-name="Photo" svg:x="3.6666666666666665in" svg:y="0.375in" svg:width="0.1in" svg:height="0.09166666666666666in" text:anchor-type="paragraph"><draw:image xlink:href="Pictures/A97B62645BDC48FEB25CCAC1467007B3.png"/></draw:frame><draw:frame draw:style-name="Photo" svg:x="1.8833333333333333in" svg:y="0.375in" svg:width="0.08333333333333333in" svg:height="0.10833333333333334in" text:anchor-type="paragraph"><draw:image xlink:href="Pictures/41A113BC50754FAF99B872109E8E96EB.png"/></draw:frame><draw:frame draw:style-name="Photo" svg:x="2.5416666666666665in" svg:y="0.375in" svg:width="0.6666666666666666in" svg:height="0.09166666666666666in" text:anchor-type="paragraph"><draw:image xlink:href="Pictures/1BEF36F8D622427DBDC6FA4EA650CA0F.png"/></draw:frame><draw:frame draw:style-name="Photo" svg:x="1.9833333333333334in" svg:y="0.375in" svg:width="0.1in" svg:height="0.10833333333333334in" text:anchor-type="paragraph"><draw:image xlink:href="Pictures/44691C53071C436193A6D5B9614FC89D.png"/></draw:frame><draw:frame draw:style-name="Photo" svg:x="2.1in" svg:y="0.375in" svg:width="0.1in" svg:height="0.10833333333333334in" text:anchor-type="paragraph"><draw:image xlink:href="Pictures/D645584E449340E1B19884853692F454.png"/></draw:frame><draw:frame draw:style-name="Photo" svg:x="0.10833333333333334in" svg:y="0.375in" svg:width="0.21666666666666667in" svg:height="0.14166666666666666in" text:anchor-type="paragraph"><draw:image xlink:href="Pictures/58A49DF0619F4789B7AC3E649B1304B4.png"/></draw:frame><draw:frame draw:style-name="Photo" svg:x="2.216666666666667in" svg:y="0.375in" svg:width="0.09166666666666666in" svg:height="0.10833333333333334in" text:anchor-type="paragraph"><draw:image xlink:href="Pictures/1820E6062E8C4B07BAA00C952B8B4C57.png"/></draw:frame><draw:frame draw:style-name="Photo" svg:x="0.9583333333333334in" svg:y="0.375in" svg:width="0.2in" svg:height="0.14166666666666666in" text:anchor-type="paragraph"><draw:image xlink:href="Pictures/0EB132EEF2D1457493B2D3B53CFA38F3.png"/></draw:frame><draw:frame draw:style-name="Photo" svg:x="3.225in" svg:y="0.375in" svg:width="0.1in" svg:height="0.09166666666666666in" text:anchor-type="paragraph"><draw:image xlink:href="Pictures/40EBC8CCAC2846E3B284A084C35E2148.png"/></draw:frame><draw:frame draw:style-name="Photo" svg:x="3.4583333333333335in" svg:y="0.375in" svg:width="0.1in" svg:height="0.09166666666666666in" text:anchor-type="paragraph"><draw:image xlink:href="Pictures/795B3FF1F30A41309F55AFAE3E75752E.png"/></draw:frame><draw:frame draw:style-name="Photo" svg:x="0.6833333333333333in" svg:y="0.4083333333333333in" svg:width="0.025in" svg:height="0.041666666666666664in" text:anchor-type="paragraph"><draw:image xlink:href="Pictures/2B0F8CE7ED584C179FFF40325687EE44.png"/></draw:frame><draw:frame draw:style-name="Photo" svg:x="0.44166666666666665in" svg:y="0.4583333333333333in" svg:width="0.025in" svg:height="0.025in" text:anchor-type="paragraph"><draw:image xlink:href="Pictures/D1E26BD683DC48698471BDD072121512.png"/></draw:frame><draw:frame draw:style-name="Photo" svg:x="2.6333333333333333in" svg:y="0.5666666666666667in" svg:width="0.21666666666666667in" svg:height="0.10833333333333334in" text:anchor-type="paragraph"><draw:image xlink:href="Pictures/C7339DF7B0DA4EF0BEEA02198C45A2FA.png"/></draw:frame><draw:frame draw:style-name="Photo" svg:x="1.5416666666666667in" svg:y="0.5666666666666667in" svg:width="0.08333333333333333in" svg:height="0.125in" text:anchor-type="paragraph"><draw:image xlink:href="Pictures/D26B5140B2AB41F6962DBF29570117C3.png"/></draw:frame><draw:frame draw:style-name="Photo" svg:x="3.5416666666666665in" svg:y="0.5666666666666667in" svg:width="0.18333333333333332in" svg:height="0.10833333333333334in" text:anchor-type="paragraph"><draw:image xlink:href="Pictures/68F37097C7FD427CA58F2919B67A5410.png"/></draw:frame><draw:frame draw:style-name="Photo" svg:x="3.341666666666667in" svg:y="0.5666666666666667in" svg:width="0.18333333333333332in" svg:height="0.125in" text:anchor-type="paragraph"><draw:image xlink:href="Pictures/7EC39C4C3BDF4BD49EF6808288EF5A61.png"/></draw:frame><draw:frame draw:style-name="Photo" svg:x="2.975in" svg:y="0.5666666666666667in" svg:width="0.35in" svg:height="0.14166666666666666in" text:anchor-type="paragraph"><draw:image xlink:href="Pictures/A48776BA788843EA81444BF4ACBED39A.png"/></draw:frame><draw:frame draw:style-name="Photo" svg:x="3.7416666666666667in" svg:y="0.5666666666666667in" svg:width="0.16666666666666666in" svg:height="0.10833333333333334in" text:anchor-type="paragraph"><draw:image xlink:href="Pictures/24A3A5B72C5C4D129A29BBDF27C6C5DF.png"/></draw:frame><draw:frame draw:style-name="Photo" svg:x="4.283333333333333in" svg:y="0.5666666666666667in" svg:width="0.1in" svg:height="0.10833333333333334in" text:anchor-type="paragraph"><draw:image xlink:href="Pictures/E5ACE9446226476AB3158EA5EAF9F2EB.png"/></draw:frame><draw:frame draw:style-name="Photo" svg:x="4.4in" svg:y="0.5666666666666667in" svg:width="0.26666666666666666in" svg:height="0.125in" text:anchor-type="paragraph"><draw:image xlink:href="Pictures/383BEF54D0FF4751AB63C513850E8770.png"/></draw:frame><draw:frame draw:style-name="Photo" svg:x="2.2in" svg:y="0.5666666666666667in" svg:width="0.4166666666666667in" svg:height="0.125in" text:anchor-type="paragraph"><draw:image xlink:href="Pictures/3221AA552F494899B3116F79AC42BAFF.png"/></draw:frame><draw:frame draw:style-name="Photo" svg:x="0.9916666666666667in" svg:y="0.5666666666666667in" svg:width="0.43333333333333335in" svg:height="0.125in" text:anchor-type="paragraph"><draw:image xlink:href="Pictures/9F98D1860CBA47BEAF8F106627A0187E.png"/></draw:frame><draw:frame draw:style-name="Photo" svg:x="4.183333333333334in" svg:y="0.5666666666666667in" svg:width="0.08333333333333333in" svg:height="0.10833333333333334in" text:anchor-type="paragraph"><draw:image xlink:href="Pictures/9FBEBC52192D48328ADD56A3E23F7BF6.png"/></draw:frame><draw:frame draw:style-name="Photo" svg:x="3.925in" svg:y="0.5666666666666667in" svg:width="0.08333333333333333in" svg:height="0.10833333333333334in" text:anchor-type="paragraph"><draw:image xlink:href="Pictures/7D9C6DC4D53A43BB87A52051373E7334.png"/></draw:frame><draw:frame draw:style-name="Photo" svg:x="1.8083333333333333in" svg:y="0.5833333333333334in" svg:width="0.075in" svg:height="0.10833333333333334in" text:anchor-type="paragraph"><draw:image xlink:href="Pictures/50155DD56CE943168A0D35C43940F6C0.png"/></draw:frame><draw:frame draw:style-name="Photo" svg:x="0.3416666666666667in" svg:y="0.5833333333333334in" svg:width="0.2833333333333333in" svg:height="0.10833333333333334in" text:anchor-type="paragraph"><draw:image xlink:href="Pictures/8E9F4FD0225141F08A4B9306AFCE8571.png"/></draw:frame><draw:frame draw:style-name="Photo" svg:x="0.14166666666666666in" svg:y="0.5833333333333334in" svg:width="0.18333333333333332in" svg:height="0.10833333333333334in" text:anchor-type="paragraph"><draw:image xlink:href="Pictures/646863D3D9144D28A6DE4B5C17E7803A.png"/></draw:frame><draw:frame draw:style-name="Photo" svg:x="1.4416666666666667in" svg:y="0.5833333333333334in" svg:width="0.08333333333333333in" svg:height="0.10833333333333334in" text:anchor-type="paragraph"><draw:image xlink:href="Pictures/FB35EA2984474450ADADB3552A6FD4D3.png"/></draw:frame><draw:frame draw:style-name="Photo" svg:x="1.9833333333333334in" svg:y="0.5833333333333334in" svg:width="0.1in" svg:height="0.10833333333333334in" text:anchor-type="paragraph"><draw:image xlink:href="Pictures/451B353E3E5F4D44B954AE24E2FAF7FA.png"/></draw:frame><draw:frame draw:style-name="Photo" svg:x="0.6416666666666667in" svg:y="0.5833333333333334in" svg:width="0.20833333333333334in" svg:height="0.10833333333333334in" text:anchor-type="paragraph"><draw:image xlink:href="Pictures/1AF9D987988A475EB852B14D897F18F4.png"/></draw:frame><draw:frame draw:style-name="Photo" svg:x="2.1in" svg:y="0.5833333333333334in" svg:width="0.08333333333333333in" svg:height="0.10833333333333334in" text:anchor-type="paragraph"><draw:image xlink:href="Pictures/758C0323DEA1483C9D0E82630C4F28E8.png"/></draw:frame><draw:frame draw:style-name="Photo" svg:x="4.025in" svg:y="0.65in" svg:width="0.03333333333333333in" svg:height="0.058333333333333334in" text:anchor-type="paragraph"><draw:image xlink:href="Pictures/36E0EDC465414C14AEE87AAED40B5E66.png"/></draw:frame><draw:frame draw:style-name="Photo" svg:x="1.6583333333333334in" svg:y="0.65in" svg:width="0.03333333333333333in" svg:height="0.058333333333333334in" text:anchor-type="paragraph"><draw:image xlink:href="Pictures/195CC8EAA7F143AF8DB63067A9F81E79.png"/></draw:frame><draw:frame draw:style-name="Photo" svg:x="3.45in" svg:y="0.7833333333333333in" svg:width="0.2in" svg:height="0.10833333333333334in" text:anchor-type="paragraph"><draw:image xlink:href="Pictures/8865E24E93064F9B9445D36466A06B8D.png"/></draw:frame><draw:frame draw:style-name="Photo" svg:x="2.6666666666666665in" svg:y="0.7833333333333333in" svg:width="0.18333333333333332in" svg:height="0.10833333333333334in" text:anchor-type="paragraph"><draw:image xlink:href="Pictures/C37323644BFE41A7AFF80FC097C973E3.png"/></draw:frame><draw:frame draw:style-name="Photo" svg:x="2.55in" svg:y="0.7833333333333333in" svg:width="0.1in" svg:height="0.10833333333333334in" text:anchor-type="paragraph"><draw:image xlink:href="Pictures/783A317296F9400B81DD9AFF08619F15.png"/></draw:frame><draw:frame draw:style-name="Photo" svg:x="3.35in" svg:y="0.7833333333333333in" svg:width="0.08333333333333333in" svg:height="0.10833333333333334in" text:anchor-type="paragraph"><draw:image xlink:href="Pictures/DFED102B5B734FADA4CAAE4986875B79.png"/></draw:frame><draw:frame draw:style-name="Photo" svg:x="3.725in" svg:y="0.7833333333333333in" svg:width="0.48333333333333334in" svg:height="0.10833333333333334in" text:anchor-type="paragraph"><draw:image xlink:href="Pictures/D3046C91B463417F90EB191D81EB0BCB.png"/></draw:frame><draw:frame draw:style-name="Photo" svg:x="4.225in" svg:y="0.7833333333333333in" svg:width="0.31666666666666665in" svg:height="0.10833333333333334in" text:anchor-type="paragraph"><draw:image xlink:href="Pictures/7CACCFB89CB046D8B97F30563FFB6EAF.png"/></draw:frame><draw:frame draw:style-name="Photo" svg:x="4.558333333333334in" svg:y="0.7833333333333333in" svg:width="0.1in" svg:height="0.10833333333333334in" text:anchor-type="paragraph"><draw:image xlink:href="Pictures/8E37ACD1EC534AB6BB99381E152B31F3.png"/></draw:frame><draw:frame draw:style-name="FrameStyle" svg:width="0.23333333333333334in" svg:height="0.3333333333333333in" svg:x="1.325in" svg:y="0.7833333333333333in" text:anchor-type="paragraph"><draw:text-box><text:p text:style-name="boxSans7.00.00.00">92</text:p></draw:text-box></draw:frame><draw:frame draw:style-name="Photo" svg:x="3.1666666666666665in" svg:y="0.7833333333333333in" svg:width="0.16666666666666666in" svg:height="0.10833333333333334in" text:anchor-type="paragraph"><draw:image xlink:href="Pictures/8D027CAC474F4946997E443C8AC3124A.png"/></draw:frame><draw:frame draw:style-name="Photo" svg:x="2.8666666666666667in" svg:y="0.7833333333333333in" svg:width="0.2833333333333333in" svg:height="0.10833333333333334in" text:anchor-type="paragraph"><draw:image xlink:href="Pictures/6571095F3ABA4D449B06B13D85554CEA.png"/></draw:frame><draw:frame draw:style-name="FrameStyle" svg:width="1.1in" svg:height="0.3333333333333333in" svg:x="0.10833333333333334in" svg:y="0.7833333333333333in" text:anchor-type="paragraph"><draw:text-box><text:p text:style-name="boxSans11.00.00.00">принимаютс доходов. В 1</text:p></draw:text-box></draw:frame><draw:frame draw:style-name="Photo" svg:x="1.225in" svg:y="0.7833333333333333in" svg:width="0.08333333333333333in" svg:height="0.3333333333333333in" text:anchor-type="paragraph"><draw:image xlink:href="Pictures/F6856481DF2B4685B7564CA98398484E.png"/></draw:frame><draw:frame draw:style-name="Photo" svg:x="1.7333333333333334in" svg:y="0.8in" svg:width="0.1in" svg:height="0.09166666666666666in" text:anchor-type="paragraph"><draw:image xlink:href="Pictures/E9BFA6DEDE9C45E3B3806D2485D310A7.png"/></draw:frame><draw:frame draw:style-name="Photo" svg:x="1.85in" svg:y="0.8in" svg:width="0.08333333333333333in" svg:height="0.09166666666666666in" text:anchor-type="paragraph"><draw:image xlink:href="Pictures/D5ECFC987EE84C07873C1A76C47E8763.png"/></draw:frame><draw:frame draw:style-name="Photo" svg:x="2.3in" svg:y="0.8in" svg:width="0.18333333333333332in" svg:height="0.09166666666666666in" text:anchor-type="paragraph"><draw:image xlink:href="Pictures/335B9B66CDE14405B45E3F065E737213.png"/></draw:frame><draw:frame draw:style-name="Photo" svg:x="2.0833333333333335in" svg:y="0.8in" svg:width="0.2in" svg:height="0.09166666666666666in" text:anchor-type="paragraph"><draw:image xlink:href="Pictures/6C50F230C87E40C7A8D5535DCE4E7C4E.png"/></draw:frame><draw:frame draw:style-name="Photo" svg:x="1.6333333333333333in" svg:y="0.8in" svg:width="0.08333333333333333in" svg:height="0.09166666666666666in" text:anchor-type="paragraph"><draw:image xlink:href="Pictures/A384E468672D4A2889D2BE2513988627.png"/></draw:frame><draw:frame draw:style-name="Photo" svg:x="1.95in" svg:y="0.8in" svg:width="0.11666666666666667in" svg:height="0.09166666666666666in" text:anchor-type="paragraph"><draw:image xlink:href="Pictures/A3A9F37D41C747B6AD92334D7DB69D47.png"/></draw:frame><draw:frame draw:style-name="Photo" svg:x="3.2333333333333334in" svg:y="0.9916666666666667in" svg:width="0.4in" svg:height="0.10833333333333334in" text:anchor-type="paragraph"><draw:image xlink:href="Pictures/7FA9A4FF1A9046508C6B5D4A58E7CC81.png"/></draw:frame><draw:frame draw:style-name="Photo" svg:x="4.433333333333334in" svg:y="0.9916666666666667in" svg:width="0.21666666666666667in" svg:height="0.09166666666666666in" text:anchor-type="paragraph"><draw:image xlink:href="Pictures/176CF22ACC044D21B8D89D190236B143.png"/></draw:frame><draw:frame draw:style-name="Photo" svg:x="3.65in" svg:y="0.9916666666666667in" svg:width="0.175in" svg:height="0.10833333333333334in" text:anchor-type="paragraph"><draw:image xlink:href="Pictures/2A65F14A4B9A4D82B190FF2428082B10.png"/></draw:frame><draw:frame draw:style-name="Photo" svg:x="1.7583333333333333in" svg:y="0.9916666666666667in" svg:width="0.5833333333333334in" svg:height="0.10833333333333334in" text:anchor-type="paragraph"><draw:image xlink:href="Pictures/7489F13A195B42FBB2526F367A622C6F.png"/></draw:frame><draw:frame draw:style-name="Photo" svg:x="3.9166666666666665in" svg:y="0.9916666666666667in" svg:width="0.11666666666666667in" svg:height="0.09166666666666666in" text:anchor-type="paragraph"><draw:image xlink:href="Pictures/4A0FE4C1F3AE45F9A62499F28B97FF2C.png"/></draw:frame><draw:frame draw:style-name="Photo" svg:x="2.3583333333333334in" svg:y="0.9916666666666667in" svg:width="0.21666666666666667in" svg:height="0.10833333333333334in" text:anchor-type="paragraph"><draw:image xlink:href="Pictures/E477BC120AEF40A9893020CDC565488C.png"/></draw:frame><draw:frame draw:style-name="Photo" svg:x="1.575in" svg:y="0.9916666666666667in" svg:width="0.075in" svg:height="0.10833333333333334in" text:anchor-type="paragraph"><draw:image xlink:href="Pictures/3FF7AFF3135C4A39A146209056681FC8.png"/></draw:frame><draw:frame draw:style-name="Photo" svg:x="2.591666666666667in" svg:y="0.9916666666666667in" svg:width="0.06666666666666667in" svg:height="0.10833333333333334in" text:anchor-type="paragraph"><draw:image xlink:href="Pictures/EF6B84018BBC4778BFF809FB42414836.png"/></draw:frame><draw:frame draw:style-name="Photo" svg:x="2.7333333333333334in" svg:y="0.9916666666666667in" svg:width="0.48333333333333334in" svg:height="0.14166666666666666in" text:anchor-type="paragraph"><draw:image xlink:href="Pictures/17A1BFFDD45C4E77BC854C6CBC1BC6CA.png"/></draw:frame><draw:frame draw:style-name="Photo" svg:x="4.05in" svg:y="0.9916666666666667in" svg:width="0.36666666666666664in" svg:height="0.09166666666666666in" text:anchor-type="paragraph"><draw:image xlink:href="Pictures/1F6E7B6DB8B74205A012104A6C30F9EE.png"/></draw:frame><draw:frame draw:style-name="Photo" svg:x="3.2083333333333335in" svg:y="1.15in" svg:width="0.08333333333333333in" svg:height="0.15in" text:anchor-type="paragraph"><draw:image xlink:href="Pictures/56A7C9A82FE34F729260F1536D3ADDBF.png"/></draw:frame><draw:frame draw:style-name="Photo" svg:x="3.0in" svg:y="1.1666666666666667in" svg:width="0.08333333333333333in" svg:height="0.15in" text:anchor-type="paragraph"><draw:image xlink:href="Pictures/7369C339FCEA46FA84BDAA3E0D7863A5.png"/></draw:frame><draw:frame draw:style-name="Photo" svg:x="3.1166666666666667in" svg:y="1.1666666666666667in" svg:width="0.041666666666666664in" svg:height="0.13333333333333333in" text:anchor-type="paragraph"><draw:image xlink:href="Pictures/D368183556E1427C9C3B90C807CF7DA8.png"/></draw:frame><draw:frame draw:style-name="FrameStyle" svg:width="0.3333333333333333in" svg:height="0.14166666666666666in" svg:x="1.475in" svg:y="1.175in" text:anchor-type="paragraph"><draw:text-box><text:p text:style-name="boxSans5.00.00.00">СЫЛ</text:p></draw:text-box></draw:frame><draw:frame draw:style-name="Photo" svg:x="4.35in" svg:y="1.1916666666666667in" svg:width="0.21666666666666667in" svg:height="0.10833333333333334in" text:anchor-type="paragraph"><draw:image xlink:href="Pictures/61B17F93AEBB4ABC86E4B1EE7013C484.png"/></draw:frame><draw:frame draw:style-name="Photo" svg:x="4.216666666666667in" svg:y="1.1916666666666667in" svg:width="0.11666666666666667in" svg:height="0.10833333333333334in" text:anchor-type="paragraph"><draw:image xlink:href="Pictures/4C6DDE86FAAE40FE9C0537143CC590CF.png"/></draw:frame><draw:frame draw:style-name="Photo" svg:x="2.5in" svg:y="1.2in" svg:width="0.1in" svg:height="0.11666666666666667in" text:anchor-type="paragraph"><draw:image xlink:href="Pictures/C9BCB0E7087444CAB96F7D5D46A9A37D.png"/></draw:frame><draw:frame draw:style-name="Photo" svg:x="2.6166666666666667in" svg:y="1.2in" svg:width="0.3333333333333333in" svg:height="0.11666666666666667in" text:anchor-type="paragraph"><draw:image xlink:href="Pictures/BB6C6F82F64D4E6FB99F187B19F88B59.png"/></draw:frame><draw:frame draw:style-name="Photo" svg:x="2.3in" svg:y="1.2in" svg:width="0.18333333333333332in" svg:height="0.11666666666666667in" text:anchor-type="paragraph"><draw:image xlink:href="Pictures/669A967143C34286852B7E9A4E673109.png"/></draw:frame><draw:frame draw:style-name="Photo" svg:x="0.85in" svg:y="1.2083333333333333in" svg:width="0.18333333333333332in" svg:height="0.10833333333333334in" text:anchor-type="paragraph"><draw:image xlink:href="Pictures/4AA7BB5597CA47DDB5FF19F6A21AD27C.png"/></draw:frame><draw:frame draw:style-name="Photo" svg:x="1.825in" svg:y="1.2083333333333333in" svg:width="0.1in" svg:height="0.10833333333333334in" text:anchor-type="paragraph"><draw:image xlink:href="Pictures/D347446B1BAE458FA458E7DAADDD0B4C.png"/></draw:frame><draw:frame draw:style-name="Photo" svg:x="1.9833333333333334in" svg:y="1.2083333333333333in" svg:width="0.23333333333333334in" svg:height="0.10833333333333334in" text:anchor-type="paragraph"><draw:image xlink:href="Pictures/BBC44FF3F9044FC2AC1C18668EDF5A01.png"/></draw:frame><draw:frame draw:style-name="Photo" svg:x="1.05in" svg:y="1.2083333333333333in" svg:width="0.36666666666666664in" svg:height="0.10833333333333334in" text:anchor-type="paragraph"><draw:image xlink:href="Pictures/2D4AFD1C1C484873AEC413D8BFB42175.png"/></draw:frame><draw:frame draw:style-name="FrameStyle" svg:width="0.35in" svg:height="0.125in" svg:x="3.8in" svg:y="1.2083333333333333in" text:anchor-type="paragraph"><draw:text-box><text:p text:style-name="boxSans5.00.00.00">Дол.</text:p></draw:text-box></draw:frame><draw:frame draw:style-name="Photo" svg:x="3.35in" svg:y="1.2083333333333333in" svg:width="0.4166666666666667in" svg:height="0.125in" text:anchor-type="paragraph"><draw:image xlink:href="Pictures/1BC741DF03EB4DBE8F54096176765D5E.png"/></draw:frame><draw:frame draw:style-name="Photo" svg:x="2.2666666666666666in" svg:y="1.2166666666666666in" svg:width="0.016666666666666666in" svg:height="0.1in" text:anchor-type="paragraph"><draw:image xlink:href="Pictures/1E10800E21DC4345BD0590B7BC2566C7.png"/></draw:frame><draw:frame draw:style-name="Photo" svg:x="0.10833333333333334in" svg:y="1.225in" svg:width="0.2in" svg:height="0.125in" text:anchor-type="paragraph"><draw:image xlink:href="Pictures/962C2F044EC64F65B7C1625DAA29A03F.png"/></draw:frame><draw:frame draw:style-name="Photo" svg:x="0.5083333333333333in" svg:y="1.225in" svg:width="0.2916666666666667in" svg:height="0.09166666666666666in" text:anchor-type="paragraph"><draw:image xlink:href="Pictures/45A76D46A21F4FDD8A6BA7F3372AC5B0.png"/></draw:frame><draw:frame draw:style-name="Photo" svg:x="0.325in" svg:y="1.225in" svg:width="0.16666666666666666in" svg:height="0.09166666666666666in" text:anchor-type="paragraph"><draw:image xlink:href="Pictures/15BD23D088C8426093279571230E95EB.png"/></draw:frame><draw:frame draw:style-name="FrameStyle" svg:width="0.36666666666666664in" svg:height="0.175in" svg:x="1.8833333333333333in" svg:y="1.3666666666666667in" text:anchor-type="paragraph"><draw:text-box><text:p text:style-name="boxSans7.00.00.00">субс</text:p></draw:text-box></draw:frame><draw:frame draw:style-name="FrameStyle" svg:width="0.20833333333333334in" svg:height="0.175in" svg:x="3.0in" svg:y="1.3666666666666667in" text:anchor-type="paragraph"><draw:text-box><text:p text:style-name="boxSans7.00.00.00">фе</text:p></draw:text-box></draw:frame><draw:frame draw:style-name="Photo" svg:x="2.6in" svg:y="1.3833333333333333in" svg:width="0.09166666666666666in" svg:height="0.125in" text:anchor-type="paragraph"><draw:image xlink:href="Pictures/DCA6C4E68F864FC5853E4D28123FB1E4.png"/></draw:frame><draw:frame draw:style-name="Photo" svg:x="3.725in" svg:y="1.4166666666666667in" svg:width="0.18333333333333332in" svg:height="0.09166666666666666in" text:anchor-type="paragraph"><draw:image xlink:href="Pictures/A8D7D70A8AD54FC5A82ED55709D3329D.png"/></draw:frame><draw:frame draw:style-name="Photo" svg:x="0.9083333333333333in" svg:y="1.4166666666666667in" svg:width="0.6666666666666666in" svg:height="0.10833333333333334in" text:anchor-type="paragraph"><draw:image xlink:href="Pictures/48CD8AFC26D944CA8B83AEF6BACBCAEF.png"/></draw:frame><draw:frame draw:style-name="Photo" svg:x="4.383333333333334in" svg:y="1.4166666666666667in" svg:width="0.18333333333333332in" svg:height="0.125in" text:anchor-type="paragraph"><draw:image xlink:href="Pictures/8E00E1C7B3B1403CB5DB68F760F0237C.png"/></draw:frame><draw:frame draw:style-name="Photo" svg:x="2.7666666666666666in" svg:y="1.4166666666666667in" svg:width="0.18333333333333332in" svg:height="0.10833333333333334in" text:anchor-type="paragraph"><draw:image xlink:href="Pictures/3A5DBDC5D8654EFBB119A2C1CF5B4089.png"/></draw:frame><draw:frame draw:style-name="Photo" svg:x="3.925in" svg:y="1.4166666666666667in" svg:width="0.275in" svg:height="0.09166666666666666in" text:anchor-type="paragraph"><draw:image xlink:href="Pictures/6A3EA4AE12EF48F391A821A7E92573DD.png"/></draw:frame><draw:frame draw:style-name="FrameStyle" svg:width="0.425in" svg:height="0.18333333333333332in" svg:x="3.2583333333333333in" svg:y="1.4166666666666667in" text:anchor-type="paragraph"><draw:text-box><text:p text:style-name="boxSans7.00.00.00">ера?</text:p></draw:text-box></draw:frame><draw:frame draw:style-name="Photo" svg:x="4.266666666666667in" svg:y="1.4166666666666667in" svg:width="0.1in" svg:height="0.09166666666666666in" text:anchor-type="paragraph"><draw:image xlink:href="Pictures/190F115AC79D4040975813D8461FA5F6.png"/></draw:frame><draw:frame draw:style-name="Photo" svg:x="0.125in" svg:y="1.4166666666666667in" svg:width="0.38333333333333336in" svg:height="0.14166666666666666in" text:anchor-type="paragraph"><draw:image xlink:href="Pictures/E14DCAD206C34EED9CCE897DD0ED9794.png"/></draw:frame><draw:frame draw:style-name="Photo" svg:x="2.2666666666666666in" svg:y="1.4166666666666667in" svg:width="0.2in" svg:height="0.10833333333333334in" text:anchor-type="paragraph"><draw:image xlink:href="Pictures/5D3E3F50A92F44B8AAC046BEBDDAAF2A.png"/></draw:frame><draw:frame draw:style-name="Photo" svg:x="0.525in" svg:y="1.4166666666666667in" svg:width="0.36666666666666664in" svg:height="0.10833333333333334in" text:anchor-type="paragraph"><draw:image xlink:href="Pictures/B80CBC90198F483C86A007119D48234A.png"/></draw:frame><draw:frame draw:style-name="Photo" svg:x="1.5916666666666666in" svg:y="1.4166666666666667in" svg:width="0.23333333333333334in" svg:height="0.10833333333333334in" text:anchor-type="paragraph"><draw:image xlink:href="Pictures/DC4F66D0A57044A0B8FEFE1C7CCBEE4C.png"/></draw:frame><draw:frame draw:style-name="Photo" svg:x="2.4833333333333334in" svg:y="1.4166666666666667in" svg:width="0.1in" svg:height="0.10833333333333334in" text:anchor-type="paragraph"><draw:image xlink:href="Pictures/6AD1C49A1AD54E7CA39E5D8B103A7833.png"/></draw:frame><draw:frame draw:style-name="Photo" svg:x="4.583333333333333in" svg:y="1.45in" svg:width="0.06666666666666667in" svg:height="0.025in" text:anchor-type="paragraph"><draw:image xlink:href="Pictures/3F3BC664EF044E1C8E921C03ADD1D62E.png"/></draw:frame><draw:frame draw:style-name="Photo" svg:x="3.3in" svg:y="1.6in" svg:width="0.3in" svg:height="0.125in" text:anchor-type="paragraph"><draw:image xlink:href="Pictures/5BF74799235948D6B4F4CEFB79FC7CEE.png"/></draw:frame><draw:frame draw:style-name="Photo" svg:x="2.55in" svg:y="1.6166666666666667in" svg:width="0.13333333333333333in" svg:height="0.10833333333333334in" text:anchor-type="paragraph"><draw:image xlink:href="Pictures/5988F98E102240CEABDF0EB416E4BE07.png"/></draw:frame><draw:frame draw:style-name="Photo" svg:x="3.6166666666666667in" svg:y="1.6166666666666667in" svg:width="0.06666666666666667in" svg:height="0.10833333333333334in" text:anchor-type="paragraph"><draw:image xlink:href="Pictures/CE6F82E35BFA42F48954D27EC39107F4.png"/></draw:frame><draw:frame draw:style-name="Photo" svg:x="4.491666666666666in" svg:y="1.6166666666666667in" svg:width="0.06666666666666667in" svg:height="0.10833333333333334in" text:anchor-type="paragraph"><draw:image xlink:href="Pictures/8D00BF7FD3244ECAA5F3C6132369F5FE.png"/></draw:frame><draw:frame draw:style-name="Photo" svg:x="1.6166666666666667in" svg:y="1.6166666666666667in" svg:width="0.08333333333333333in" svg:height="0.10833333333333334in" text:anchor-type="paragraph"><draw:image xlink:href="Pictures/2536355E0172410B90183B7C1E0AC183.png"/></draw:frame><draw:frame draw:style-name="Photo" svg:x="3.7in" svg:y="1.6166666666666667in" svg:width="0.075in" svg:height="0.10833333333333334in" text:anchor-type="paragraph"><draw:image xlink:href="Pictures/EE52797C97D54283A3CDC3FFB35E9E9D.png"/></draw:frame><draw:frame draw:style-name="Photo" svg:x="1.7166666666666666in" svg:y="1.6166666666666667in" svg:width="0.18333333333333332in" svg:height="0.10833333333333334in" text:anchor-type="paragraph"><draw:image xlink:href="Pictures/77CE64BDC9434455A4F0DD39FADCCDA8.png"/></draw:frame><draw:frame draw:style-name="Photo" svg:x="1.9166666666666667in" svg:y="1.6166666666666667in" svg:width="0.15833333333333333in" svg:height="0.10833333333333334in" text:anchor-type="paragraph"><draw:image xlink:href="Pictures/162308F5863941A9B4153B168DE743B5.png"/></draw:frame><draw:frame draw:style-name="Photo" svg:x="2.7in" svg:y="1.6166666666666667in" svg:width="0.35in" svg:height="0.10833333333333334in" text:anchor-type="paragraph"><draw:image xlink:href="Pictures/C271A20F6D4F451D841458D43A394D30.png"/></draw:frame><draw:frame draw:style-name="Photo" svg:x="3.841666666666667in" svg:y="1.6166666666666667in" svg:width="0.38333333333333336in" svg:height="0.10833333333333334in" text:anchor-type="paragraph"><draw:image xlink:href="Pictures/A77DB0FD60DC4B63B36FCC96C0BA5577.png"/></draw:frame><draw:frame draw:style-name="FrameStyle" svg:width="0.2833333333333333in" svg:height="0.15833333333333333in" svg:x="1.3166666666666667in" svg:y="1.6166666666666667in" text:anchor-type="paragraph"><draw:text-box><text:p text:style-name="boxSans7.00.00.00">пра</text:p></draw:text-box></draw:frame><draw:frame draw:style-name="Photo" svg:x="2.125in" svg:y="1.6166666666666667in" svg:width="0.325in" svg:height="0.10833333333333334in" text:anchor-type="paragraph"><draw:image xlink:href="Pictures/608B45F82A0846BAA9791867F25C743A.png"/></draw:frame><draw:frame draw:style-name="Photo" svg:x="3.066666666666667in" svg:y="1.6166666666666667in" svg:width="0.08333333333333333in" svg:height="0.10833333333333334in" text:anchor-type="paragraph"><draw:image xlink:href="Pictures/2F16FB638F3D4B81BA8104D00A18AF20.png"/></draw:frame><draw:frame draw:style-name="Photo" svg:x="0.6083333333333333in" svg:y="1.6166666666666667in" svg:width="0.45in" svg:height="0.125in" text:anchor-type="paragraph"><draw:image xlink:href="Pictures/233E8C4F78F044C0B8EFD1BE32B7F4BA.png"/></draw:frame><draw:frame draw:style-name="Photo" svg:x="4.358333333333333in" svg:y="1.6166666666666667in" svg:width="0.11666666666666667in" svg:height="0.10833333333333334in" text:anchor-type="paragraph"><draw:image xlink:href="Pictures/BAD864245E724337B9816725B25565B2.png"/></draw:frame><draw:frame draw:style-name="Photo" svg:x="0.225in" svg:y="1.6333333333333333in" svg:width="0.36666666666666664in" svg:height="0.10833333333333334in" text:anchor-type="paragraph"><draw:image xlink:href="Pictures/CE4A8B1FCCC948F482426C81DC106BD9.png"/></draw:frame><draw:frame draw:style-name="Photo" svg:x="0.125in" svg:y="1.6333333333333333in" svg:width="0.08333333333333333in" svg:height="0.10833333333333334in" text:anchor-type="paragraph"><draw:image xlink:href="Pictures/9E1202A0C7CD4F55ADDAA42A67184039.png"/></draw:frame><draw:frame draw:style-name="Photo" svg:x="1.1333333333333333in" svg:y="1.6333333333333333in" svg:width="0.08333333333333333in" svg:height="0.10833333333333334in" text:anchor-type="paragraph"><draw:image xlink:href="Pictures/A40ECCF33F2B46DAA75172FC897EDC0B.png"/></draw:frame><draw:frame draw:style-name="Photo" svg:x="4.575in" svg:y="1.65in" svg:width="0.05in" svg:height="0.025in" text:anchor-type="paragraph"><draw:image xlink:href="Pictures/791984678EFC492DB64BC44E39BCB8EA.png"/></draw:frame><draw:frame draw:style-name="Photo" svg:x="4.241666666666666in" svg:y="1.7in" svg:width="0.03333333333333333in" svg:height="0.041666666666666664in" text:anchor-type="paragraph"><draw:image xlink:href="Pictures/E644F35B64864606A87F4E20041F1AB6.png"/></draw:frame><draw:frame draw:style-name="Photo" svg:x="3.1666666666666665in" svg:y="1.7in" svg:width="0.03333333333333333in" svg:height="0.025in" text:anchor-type="paragraph"><draw:image xlink:href="Pictures/EDBD807D0F7942A9A8A467084E044E02.png"/></draw:frame><draw:frame draw:style-name="Photo" svg:x="3.825in" svg:y="1.825in" svg:width="0.08333333333333333in" svg:height="0.10833333333333334in" text:anchor-type="paragraph"><draw:image xlink:href="Pictures/66BA5A822F914B20A914EDDCB6A16257.png"/></draw:frame><draw:frame draw:style-name="Photo" svg:x="3.925in" svg:y="1.825in" svg:width="0.26666666666666666in" svg:height="0.10833333333333334in" text:anchor-type="paragraph"><draw:image xlink:href="Pictures/1688C45FD43E485DAD39FC2175420ED6.png"/></draw:frame><draw:frame draw:style-name="Photo" svg:x="4.425in" svg:y="1.825in" svg:width="0.2in" svg:height="0.10833333333333334in" text:anchor-type="paragraph"><draw:image xlink:href="Pictures/94B39335BFC8457087DCC9E304B83DEB.png"/></draw:frame><draw:frame draw:style-name="Photo" svg:x="4.308333333333334in" svg:y="1.825in" svg:width="0.1in" svg:height="0.10833333333333334in" text:anchor-type="paragraph"><draw:image xlink:href="Pictures/F91B93C33B4343DFB7E9B71FA62505DD.png"/></draw:frame><draw:frame draw:style-name="Photo" svg:x="4.208333333333333in" svg:y="1.825in" svg:width="0.08333333333333333in" svg:height="0.10833333333333334in" text:anchor-type="paragraph"><draw:image xlink:href="Pictures/DDD4DC69921342508C5DB8499E9D79C7.png"/></draw:frame><draw:frame draw:style-name="FrameStyle" svg:width="0.3in" svg:height="0.09166666666666666in" svg:x="2.2in" svg:y="1.8416666666666666in" text:anchor-type="paragraph"><draw:text-box><text:p text:style-name="boxSans6.00.00.00">ы</text:p></draw:text-box></draw:frame><draw:frame draw:style-name="Photo" svg:x="0.10833333333333334in" svg:y="1.8416666666666666in" svg:width="0.18333333333333332in" svg:height="0.09166666666666666in" text:anchor-type="paragraph"><draw:image xlink:href="Pictures/D66B27DAE3814C84AF6DBA3D6B812455.png"/></draw:frame><draw:frame draw:style-name="Photo" svg:x="0.75in" svg:y="1.8416666666666666in" svg:width="0.2in" svg:height="0.14166666666666666in" text:anchor-type="paragraph"><draw:image xlink:href="Pictures/CA9913DE21AE41888B4D286827BD9F3E.png"/></draw:frame><draw:frame draw:style-name="Photo" svg:x="1.275in" svg:y="1.8416666666666666in" svg:width="0.09166666666666666in" svg:height="0.09166666666666666in" text:anchor-type="paragraph"><draw:image xlink:href="Pictures/4BACCF008E2342FFB9137D9D9F0DF831.png"/></draw:frame><draw:frame draw:style-name="Photo" svg:x="2.95in" svg:y="1.8416666666666666in" svg:width="0.1in" svg:height="0.09166666666666666in" text:anchor-type="paragraph"><draw:image xlink:href="Pictures/8B1C84B2764D4766B2552023CF021086.png"/></draw:frame><draw:frame draw:style-name="Photo" svg:x="2.8333333333333335in" svg:y="1.8416666666666666in" svg:width="0.08333333333333333in" svg:height="0.09166666666666666in" text:anchor-type="paragraph"><draw:image xlink:href="Pictures/B956A56182754B74B8F3BF15F4E5D6C0.png"/></draw:frame><draw:frame draw:style-name="Photo" svg:x="1.9833333333333334in" svg:y="1.8416666666666666in" svg:width="0.09166666666666666in" svg:height="0.09166666666666666in" text:anchor-type="paragraph"><draw:image xlink:href="Pictures/D9862E83BF23456B89B6B4AA0D0EC3D0.png"/></draw:frame><draw:frame draw:style-name="Photo" svg:x="2.5166666666666666in" svg:y="1.8416666666666666in" svg:width="0.175in" svg:height="0.125in" text:anchor-type="paragraph"><draw:image xlink:href="Pictures/367DB0FBFC7E43679F16BF88E45C726B.png"/></draw:frame><draw:frame draw:style-name="Photo" svg:x="3.6416666666666666in" svg:y="1.8416666666666666in" svg:width="0.03333333333333333in" svg:height="0.09166666666666666in" text:anchor-type="paragraph"><draw:image xlink:href="Pictures/EDEB457A1F1E4D1D9A007F506C137DD7.png"/></draw:frame><draw:frame draw:style-name="Photo" svg:x="0.425in" svg:y="1.8416666666666666in" svg:width="0.21666666666666667in" svg:height="0.09166666666666666in" text:anchor-type="paragraph"><draw:image xlink:href="Pictures/C1845663FF8C46EAB7A7FEBF2487A3B9.png"/></draw:frame><draw:frame draw:style-name="Photo" svg:x="3.691666666666667in" svg:y="1.8416666666666666in" svg:width="0.08333333333333333in" svg:height="0.09166666666666666in" text:anchor-type="paragraph"><draw:image xlink:href="Pictures/6F7BC08FDD67405EA2D9BFD6DB7930DE.png"/></draw:frame><draw:frame draw:style-name="Photo" svg:x="1.6916666666666667in" svg:y="1.8416666666666666in" svg:width="0.18333333333333332in" svg:height="0.09166666666666666in" text:anchor-type="paragraph"><draw:image xlink:href="Pictures/B24374AF6F4E4ACBBC78B6CE36882935.png"/></draw:frame><draw:frame draw:style-name="Photo" svg:x="1.5083333333333333in" svg:y="1.8416666666666666in" svg:width="0.16666666666666666in" svg:height="0.09166666666666666in" text:anchor-type="paragraph"><draw:image xlink:href="Pictures/E26414481F2141C39E025C204B1F5425.png"/></draw:frame><draw:frame draw:style-name="Photo" svg:x="3.4916666666666667in" svg:y="1.8416666666666666in" svg:width="0.13333333333333333in" svg:height="0.09166666666666666in" text:anchor-type="paragraph"><draw:image xlink:href="Pictures/07CA58E1F89F4E99AECA5D14DBF16A51.png"/></draw:frame><draw:frame draw:style-name="Photo" svg:x="1.8916666666666666in" svg:y="1.8416666666666666in" svg:width="0.041666666666666664in" svg:height="0.09166666666666666in" text:anchor-type="paragraph"><draw:image xlink:href="Pictures/980F6403F0A84B32A780F2720BBFD19A.png"/></draw:frame><draw:frame draw:style-name="Photo" svg:x="3.158333333333333in" svg:y="1.8416666666666666in" svg:width="0.2833333333333333in" svg:height="0.09166666666666666in" text:anchor-type="paragraph"><draw:image xlink:href="Pictures/D2AED2ACE53A44B9A429F83FCB16297B.png"/></draw:frame><draw:frame draw:style-name="Photo" svg:x="0.30833333333333335in" svg:y="1.8416666666666666in" svg:width="0.1in" svg:height="0.09166666666666666in" text:anchor-type="paragraph"><draw:image xlink:href="Pictures/B8EB887669F246A1A4F2C5332DA35E80.png"/></draw:frame><draw:frame draw:style-name="Photo" svg:x="2.7333333333333334in" svg:y="1.8416666666666666in" svg:width="0.08333333333333333in" svg:height="0.09166666666666666in" text:anchor-type="paragraph"><draw:image xlink:href="Pictures/892979A929D3404E9E575E66121108F5.png"/></draw:frame><draw:frame draw:style-name="Photo" svg:x="0.9666666666666667in" svg:y="1.8416666666666666in" svg:width="0.25833333333333336in" svg:height="0.10833333333333334in" text:anchor-type="paragraph"><draw:image xlink:href="Pictures/112A702C688949789F314B633DB3DE1A.png"/></draw:frame><draw:frame draw:style-name="Photo" svg:x="0.125in" svg:y="2.0in" svg:width="0.18333333333333332in" svg:height="0.15in" text:anchor-type="paragraph"><draw:image xlink:href="Pictures/459A374FE9CB4CEAB8605036F4890DF0.png"/></draw:frame><draw:frame draw:style-name="FrameStyle" svg:width="2.15in" svg:height="0.5916666666666667in" svg:x="2.5in" svg:y="2.0in" text:anchor-type="paragraph"><draw:text-box><text:p text:style-name="boxSans11.00.00.00">принадлежащей им собпоступлений от государприятий коммунального</text:p></draw:text-box></draw:frame><draw:frame draw:style-name="Photo" svg:x="1.8583333333333334in" svg:y="2.0416666666666665in" svg:width="0.5916666666666667in" svg:height="0.125in" text:anchor-type="paragraph"><draw:image xlink:href="Pictures/A0021ADF009D43E5B18D9968096D43C1.png"/></draw:frame><draw:frame draw:style-name="FrameStyle" svg:width="0.2833333333333333in" svg:height="0.125in" svg:x="0.85in" svg:y="2.0416666666666665in" text:anchor-type="paragraph"><draw:text-box><text:p text:style-name="boxSans7.00.00.00">ДОЛ</text:p></draw:text-box></draw:frame><draw:frame draw:style-name="Photo" svg:x="0.375in" svg:y="2.0416666666666665in" svg:width="0.2in" svg:height="0.10833333333333334in" text:anchor-type="paragraph"><draw:image xlink:href="Pictures/F4FE6543BEA34CEB84208AFB6A1218EA.png"/></draw:frame><draw:frame draw:style-name="FrameStyle" svg:width="0.275in" svg:height="0.125in" svg:x="1.5166666666666666in" svg:y="2.0416666666666665in" text:anchor-type="paragraph"><draw:text-box><text:p text:style-name="boxSans8.00.00.00">ИДС</text:p></draw:text-box></draw:frame><draw:frame draw:style-name="Photo" svg:x="1.275in" svg:y="2.0416666666666665in" svg:width="0.08333333333333333in" svg:height="0.10833333333333334in" text:anchor-type="paragraph"><draw:image xlink:href="Pictures/997A42934F7D435B95DEA9D80F51533F.png"/></draw:frame><draw:frame draw:style-name="Photo" svg:x="1.4166666666666667in" svg:y="2.0416666666666665in" svg:width="0.08333333333333333in" svg:height="0.10833333333333334in" text:anchor-type="paragraph"><draw:image xlink:href="Pictures/102B4EB7E22040B19AAF81562DF49EFD.png"/></draw:frame><draw:frame draw:style-name="Photo" svg:x="0.5916666666666667in" svg:y="2.058333333333333in" svg:width="0.2in" svg:height="0.125in" text:anchor-type="paragraph"><draw:image xlink:href="Pictures/A0E5981A43824D97A8188D977C105E37.png"/></draw:frame><draw:frame draw:style-name="Photo" svg:x="1.15in" svg:y="2.125in" svg:width="0.025in" svg:height="0.025in" text:anchor-type="paragraph"><draw:image xlink:href="Pictures/2741B65F64124F9184D6210EC9EE7197.png"/></draw:frame><draw:frame draw:style-name="Photo" svg:x="2.0416666666666665in" svg:y="2.2666666666666666in" svg:width="0.36666666666666664in" svg:height="0.09166666666666666in" text:anchor-type="paragraph"><draw:image xlink:href="Pictures/628A7E703C074250AE20684E78BFA95D.png"/></draw:frame><draw:frame draw:style-name="Photo" svg:x="0.7083333333333334in" svg:y="2.2666666666666666in" svg:width="0.18333333333333332in" svg:height="0.09166666666666666in" text:anchor-type="paragraph"><draw:image xlink:href="Pictures/869893043C5A45B0A1AF8581BD3350A6.png"/></draw:frame><draw:frame draw:style-name="Photo" svg:x="0.9083333333333333in" svg:y="2.2666666666666666in" svg:width="0.18333333333333332in" svg:height="0.09166666666666666in" text:anchor-type="paragraph"><draw:image xlink:href="Pictures/776427B9CC904BC3AD5862782CA57D21.png"/></draw:frame><draw:frame draw:style-name="Photo" svg:x="1.5583333333333333in" svg:y="2.2666666666666666in" svg:width="0.14166666666666666in" svg:height="0.09166666666666666in" text:anchor-type="paragraph"><draw:image xlink:href="Pictures/188BF1ACD00343A79F2C0F136EF45394.png"/></draw:frame><draw:frame draw:style-name="Photo" svg:x="0.23333333333333334in" svg:y="2.2666666666666666in" svg:width="0.15in" svg:height="0.09166666666666666in" text:anchor-type="paragraph"><draw:image xlink:href="Pictures/52F8B5D39A634AFCBFBD9ABEFEB5D8D8.png"/></draw:frame><draw:frame draw:style-name="Photo" svg:x="0.6083333333333333in" svg:y="2.2666666666666666in" svg:width="0.08333333333333333in" svg:height="0.09166666666666666in" text:anchor-type="paragraph"><draw:image xlink:href="Pictures/3D62A7FBFB3F4C8FB8048ECD82D676FC.png"/></draw:frame><draw:frame draw:style-name="Photo" svg:x="1.225in" svg:y="2.2666666666666666in" svg:width="0.18333333333333332in" svg:height="0.09166666666666666in" text:anchor-type="paragraph"><draw:image xlink:href="Pictures/B8D7E451028747D28ED7CEE78F995206.png"/></draw:frame><draw:frame draw:style-name="Photo" svg:x="1.4583333333333333in" svg:y="2.2666666666666666in" svg:width="0.08333333333333333in" svg:height="0.09166666666666666in" text:anchor-type="paragraph"><draw:image xlink:href="Pictures/C01579042C6F49E5999B583FD9B93227.png"/></draw:frame><draw:frame draw:style-name="Photo" svg:x="1.7416666666666667in" svg:y="2.2666666666666666in" svg:width="0.06666666666666667in" svg:height="0.09166666666666666in" text:anchor-type="paragraph"><draw:image xlink:href="Pictures/66CF4D48C5814EAC858049D3EA817E43.png"/></draw:frame><draw:frame draw:style-name="Photo" svg:x="0.48333333333333334in" svg:y="2.2666666666666666in" svg:width="0.08333333333333333in" svg:height="0.09166666666666666in" text:anchor-type="paragraph"><draw:image xlink:href="Pictures/51C37D18D2384680827441F70ADA5DCB.png"/></draw:frame><draw:frame draw:style-name="Photo" svg:x="1.8833333333333333in" svg:y="2.2666666666666666in" svg:width="0.08333333333333333in" svg:height="0.09166666666666666in" text:anchor-type="paragraph"><draw:image xlink:href="Pictures/5B8A7022622F4D738B3CD6B2C5CDDB34.png"/></draw:frame><draw:frame draw:style-name="Photo" svg:x="0.10833333333333334in" svg:y="2.2666666666666666in" svg:width="0.075in" svg:height="0.09166666666666666in" text:anchor-type="paragraph"><draw:image xlink:href="Pictures/1B602C6C53074CE7AEE24E6009AC8245.png"/></draw:frame><draw:frame draw:style-name="Photo" svg:x="0.4in" svg:y="2.2666666666666666in" svg:width="0.06666666666666667in" svg:height="0.09166666666666666in" text:anchor-type="paragraph"><draw:image xlink:href="Pictures/93818C21ADD541AF993EAB361F8A2A56.png"/></draw:frame><draw:frame draw:style-name="Photo" svg:x="1.1083333333333334in" svg:y="2.3333333333333335in" svg:width="0.025in" svg:height="0.025in" text:anchor-type="paragraph"><draw:image xlink:href="Pictures/08D7D219946E41038D594ACC15FA6066.png"/></draw:frame><draw:frame draw:style-name="Photo" svg:x="1.0333333333333334in" svg:y="2.425in" svg:width="0.08333333333333333in" svg:height="0.15in" text:anchor-type="paragraph"><draw:image xlink:href="Pictures/6E8A285FEF2A48549F709E9E1A5B48B9.png"/></draw:frame><draw:frame draw:style-name="Photo" svg:x="1.4333333333333333in" svg:y="2.4583333333333335in" svg:width="0.1in" svg:height="0.11666666666666667in" text:anchor-type="paragraph"><draw:image xlink:href="Pictures/F546BF285A31468280EF404A71EED9A2.png"/></draw:frame><draw:frame draw:style-name="Photo" svg:x="1.1333333333333333in" svg:y="2.4583333333333335in" svg:width="0.2833333333333333in" svg:height="0.11666666666666667in" text:anchor-type="paragraph"><draw:image xlink:href="Pictures/B7A187F5AB5F446AA13747B9D7D0C11F.png"/></draw:frame><draw:frame draw:style-name="Photo" svg:x="1.55in" svg:y="2.4583333333333335in" svg:width="0.21666666666666667in" svg:height="0.13333333333333333in" text:anchor-type="paragraph"><draw:image xlink:href="Pictures/DFDA79D7FFFD4388A83D2EE787B5AB59.png"/></draw:frame><draw:frame draw:style-name="Photo" svg:x="0.10833333333333334in" svg:y="2.466666666666667in" svg:width="0.18333333333333332in" svg:height="0.10833333333333334in" text:anchor-type="paragraph"><draw:image xlink:href="Pictures/626C57E716F24853B82BA604A7F6DF0B.png"/></draw:frame><draw:frame draw:style-name="Photo" svg:x="2.075in" svg:y="2.466666666666667in" svg:width="0.2in" svg:height="0.125in" text:anchor-type="paragraph"><draw:image xlink:href="Pictures/1E62E18609B84375B2C8AE28B578AB79.png"/></draw:frame><draw:frame draw:style-name="Photo" svg:x="2.2916666666666665in" svg:y="2.466666666666667in" svg:width="0.20833333333333334in" svg:height="0.10833333333333334in" text:anchor-type="paragraph"><draw:image xlink:href="Pictures/74327C710EB1496C836ECF33AD39D487.png"/></draw:frame><draw:frame draw:style-name="Photo" svg:x="1.8583333333333334in" svg:y="2.466666666666667in" svg:width="0.11666666666666667in" svg:height="0.10833333333333334in" text:anchor-type="paragraph"><draw:image xlink:href="Pictures/56464510DF114D5587DDE28B359978CB.png"/></draw:frame><draw:frame draw:style-name="Photo" svg:x="0.5916666666666667in" svg:y="2.466666666666667in" svg:width="0.35in" svg:height="0.10833333333333334in" text:anchor-type="paragraph"><draw:image xlink:href="Pictures/D0CF45D3462D48FF9BDBE81BEEBBDAA9.png"/></draw:frame><draw:frame draw:style-name="Photo" svg:x="0.30833333333333335in" svg:y="2.466666666666667in" svg:width="0.26666666666666666in" svg:height="0.10833333333333334in" text:anchor-type="paragraph"><draw:image xlink:href="Pictures/F75D457C2C4E40F4BDA3E31BFE2AD02C.png"/></draw:frame><draw:frame draw:style-name="FrameStyle" svg:width="0.23333333333333334in" svg:height="0.14166666666666666in" svg:x="0.5166666666666667in" svg:y="2.6416666666666666in" text:anchor-type="paragraph"><draw:text-box><text:p text:style-name="boxSans7.00.00.00">ЙС1</text:p></draw:text-box></draw:frame><draw:frame draw:style-name="Photo" svg:x="0.8in" svg:y="2.675in" svg:width="0.06666666666666667in" svg:height="0.10833333333333334in" text:anchor-type="paragraph"><draw:image xlink:href="Pictures/7B742520E365482C9261028D9327A747.png"/></draw:frame><draw:frame draw:style-name="Photo" svg:x="0.8833333333333333in" svg:y="2.675in" svg:width="0.08333333333333333in" svg:height="0.10833333333333334in" text:anchor-type="paragraph"><draw:image xlink:href="Pictures/0AA637A4BD724499A41A8EDBDDD55371.png"/></draw:frame><draw:frame draw:style-name="Photo" svg:x="0.10833333333333334in" svg:y="2.691666666666667in" svg:width="0.35833333333333334in" svg:height="0.09166666666666666in" text:anchor-type="paragraph"><draw:image xlink:href="Pictures/A7E9CC2480C444F98C60B032D22A646D.png"/></draw:frame><draw:frame draw:style-name="Photo" svg:x="0.9833333333333333in" svg:y="2.7583333333333333in" svg:width="0.008333333333333333in" svg:height="0.025in" text:anchor-type="paragraph"><draw:image xlink:href="Pictures/54193867C74E414BACC5006CE86092E7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Photo" style:family="graphic" style:display-name="Photo"/>
    <style:style style:name="FrameStyle" style:family="graphic" style:display-name="FrameStyle">
      <style:graphic-properties style:border-line-width="none"/>
    </style:style>
    <style:style style:name="boxSans8.00.00.00" style:family="paragraph" style:display-name="boxSans8.00.00.00">
      <style:paragraph-properties style:line-spacing="0.0pt" fo:text-align="left"/>
      <style:text-properties fo:letter-spacing="0.0pt" fo:font-style="normal" fo:font-weight="normal" fo:font-size="8.0pt" fo:font-family="Sans"/>
    </style:style>
    <style:style style:name="boxSans10.00.00.00" style:family="paragraph" style:display-name="boxSans10.00.00.00">
      <style:paragraph-properties style:line-spacing="0.0pt" fo:text-align="left"/>
      <style:text-properties fo:letter-spacing="0.0pt" fo:font-style="normal" fo:font-weight="normal" fo:font-size="10.0pt" fo:font-family="Sans"/>
    </style:style>
    <style:style style:name="boxSans7.00.00.00" style:family="paragraph" style:display-name="boxSans7.00.00.00">
      <style:paragraph-properties style:line-spacing="0.0pt" fo:text-align="left"/>
      <style:text-properties fo:letter-spacing="0.0pt" fo:font-style="normal" fo:font-weight="normal" fo:font-size="7.0pt" fo:font-family="Sans"/>
    </style:style>
    <style:style style:name="boxSans11.00.00.00" style:family="paragraph" style:display-name="boxSans11.00.00.00">
      <style:paragraph-properties style:line-spacing="0.0pt" fo:text-align="left"/>
      <style:text-properties fo:letter-spacing="0.0pt" fo:font-style="normal" fo:font-weight="normal" fo:font-size="11.0pt" fo:font-family="Sans"/>
    </style:style>
    <style:style style:name="boxSans5.00.00.00" style:family="paragraph" style:display-name="boxSans5.00.00.00">
      <style:paragraph-properties style:line-spacing="0.0pt" fo:text-align="left"/>
      <style:text-properties fo:letter-spacing="0.0pt" fo:font-style="normal" fo:font-weight="normal" fo:font-size="5.0pt" fo:font-family="Sans"/>
    </style:style>
    <style:style style:name="boxSans6.00.00.00" style:family="paragraph" style:display-name="boxSans6.00.00.00">
      <style:paragraph-properties style:line-spacing="0.0pt" fo:text-align="left"/>
      <style:text-properties fo:letter-spacing="0.0pt" fo:font-style="normal" fo:font-weight="normal" fo:font-size="6.0pt" fo:font-family="Sans"/>
    </style:style>
  </office:styles>
  <office:automatic-styles>
    <style:page-layout style:name="Page4.8833333333333342.8333333333333335">
      <style:page-layout-properties fo:margin-top="0in" fo:margin-bottom="0in" fo:margin-left="0in" fo:margin-right="0in" fo:page-width="4.883333333333334in" fo:page-height="2.8333333333333335in"/>
    </style:page-layout>
  </office:automatic-styles>
  <office:master-styles>
    <style:master-page style:name="Page4.8833333333333342.8333333333333335Master" style:page-layout-name="Page4.8833333333333342.8333333333333335" style:display-name="Page4.8833333333333342.8333333333333335Master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2</meta:generator>
  </office:meta>
</office:document-meta>
</file>